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burn" svg:font-family="Coburn"/>
    <style:font-face style:name="CopperplateGothic" svg:font-family="CopperplateGothic"/>
    <style:font-face style:name="Arial" svg:font-family="Arial" style:font-pitch="variable"/>
    <style:font-face style:name="Coburn1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7d7b22"/>
    </style:style>
    <style:style style:name="gr8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style:font-name="Copperplate Gothic Bold"/>
    </style:style>
    <style:style style:name="P5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text-properties fo:color="#7030a0" style:font-name="Copperplate Gothic Bold" fo:font-size="18pt" style:font-size-asian="18pt" style:font-size-complex="18pt"/>
    </style:style>
    <style:style style:name="P9" style:family="paragraph">
      <loext:graphic-properties draw:fill="none"/>
      <style:text-properties fo:color="#7030a0" style:font-name="Copperplate Gothic Bold" fo:font-size="18pt" style:font-size-asian="18pt" style:font-size-complex="18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solid" draw:fill-color="#7d7b22"/>
    </style:style>
    <style:style style:name="P12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336600" style:font-name="Coburn" fo:font-size="12pt" style:font-size-asian="12pt" style:font-name-complex="Coburn" style:font-size-complex="12pt"/>
    </style:style>
    <style:style style:name="T2" style:family="text">
      <style:text-properties fo:color="#cc3300" style:font-name="Copperplate Gothic Bold" fo:font-size="12pt" style:font-size-asian="12pt" style:font-name-complex="CopperplateGothic" style:font-size-complex="12pt"/>
    </style:style>
    <style:style style:name="T3" style:family="text">
      <style:text-properties fo:color="#ee3712" style:font-name="CopperplateGothic" fo:font-size="13pt" style:font-size-asian="13pt" style:font-name-complex="CopperplateGothic" style:font-size-complex="13pt"/>
    </style:style>
    <style:style style:name="T4" style:family="text">
      <style:text-properties fo:color="#7030a0" style:text-outline="true" style:font-name="CopperplateGothic" fo:font-size="16pt" style:font-size-asian="16pt" style:font-name-complex="CopperplateGothic" style:font-size-complex="16pt"/>
    </style:style>
    <style:style style:name="T5" style:family="text">
      <style:text-properties fo:color="#7030a0" style:font-name="Copperplate Gothic Bold" fo:font-size="18pt" style:font-size-asian="18pt" style:font-size-complex="18pt"/>
    </style:style>
    <style:style style:name="T6" style:family="text">
      <style:text-properties fo:color="#cc3300" style:font-name="CopperplateGothic" fo:font-size="12pt" style:font-size-asian="12pt" style:font-name-complex="CopperplateGothic" style:font-size-complex="12pt"/>
    </style:style>
    <style:style style:name="T7" style:family="text">
      <style:text-properties fo:color="#4f6228" style:font-name="Coburn" fo:font-size="12pt" style:font-size-asian="12pt" style:font-name-complex="Coburn" style:font-size-complex="12pt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12" style:family="text">
      <style:text-properties fo:color="#525400" style:font-name="Arial1" fo:font-size="12pt" style:font-size-asian="12pt" style:font-name-complex="Arial1" style:font-size-complex="12pt"/>
    </style:style>
    <style:style style:name="T13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44cm" svg:height="0.512cm" svg:x="7.014cm" svg:y="2.65cm" svg:viewBox="0 0 145 513" draw:points="0,513 145,513 145,0 0,0">
          <text:p/>
        </draw:polygon>
        <draw:frame draw:style-name="gr2" draw:text-style-name="P3" draw:layer="layout" svg:width="3.583cm" svg:height="0.501cm" svg:x="2.54cm" svg:y="2.156cm">
          <draw:text-box>
            <text:p text:style-name="P2"><text:span text:style-name="T1">Study Pages to: </text:span></text:p>
          </draw:text-box>
        </draw:frame>
        <draw:frame draw:style-name="gr2" draw:text-style-name="P5" draw:layer="layout" svg:width="4.477cm" svg:height="0.475cm" svg:x="2.54cm" svg:y="2.664cm">
          <draw:text-box>
            <text:p text:style-name="P4"><text:span text:style-name="T2">Class 1 <text:s/>Lesson #7</text:span></text:p>
          </draw:text-box>
        </draw:frame>
        <draw:frame draw:style-name="gr3" draw:text-style-name="P6" draw:layer="layout" svg:width="0.456cm" svg:height="0.53cm" svg:x="7.015cm" svg:y="2.632cm">
          <draw:text-box>
            <text:p text:style-name="P2"><text:span text:style-name="T3">: </text:span></text:p>
          </draw:text-box>
        </draw:frame>
        <draw:frame draw:style-name="gr2" draw:text-style-name="P5" draw:layer="layout" svg:width="12.067cm" svg:height="0.475cm" svg:x="4.813cm" svg:y="3.146cm">
          <draw:text-box>
            <text:p text:style-name="P4"><text:span text:style-name="T2">The Great Task in Building the Highway of Return </text:span></text:p>
          </draw:text-box>
        </draw:frame>
        <draw:frame draw:style-name="gr4" draw:text-style-name="P7" draw:layer="layout" svg:width="0.562cm" svg:height="0.653cm" svg:x="4.39cm" svg:y="3.673cm">
          <draw:text-box>
            <text:p text:style-name="P2"><text:span text:style-name="T4"><text:s/></text:span></text:p>
          </draw:text-box>
        </draw:frame>
        <draw:frame draw:style-name="gr5" draw:text-style-name="P9" draw:layer="layout" svg:width="12.99cm" svg:height="0.708cm" svg:x="4.534cm" svg:y="3.606cm">
          <draw:text-box>
            <text:p text:style-name="P8"><text:span text:style-name="T5">Remove the Great Stumbling Block <text:s/></text:span></text:p>
          </draw:text-box>
        </draw:frame>
        <draw:frame draw:style-name="gr2" draw:text-style-name="P3" draw:layer="layout" svg:width="0.422cm" svg:height="0.497cm" svg:x="2.54cm" svg:y="4.323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4.98cm" svg:height="0.501cm" svg:x="2.54cm" svg:y="4.81cm">
          <draw:text-box>
            <text:p text:style-name="P2"><text:span text:style-name="T7">Questions to study and answer. <text:s/>Say these Questions and answers </text:span></text:p>
          </draw:text-box>
        </draw:frame>
        <draw:frame draw:style-name="gr2" draw:text-style-name="P3" draw:layer="layout" svg:width="14.222cm" svg:height="0.501cm" svg:x="2.54cm" svg:y="5.306cm">
          <draw:text-box>
            <text:p text:style-name="P2"><text:span text:style-name="T7">aloud and write all of them down. Support your answers with </text:span></text:p>
          </draw:text-box>
        </draw:frame>
        <draw:frame draw:style-name="gr2" draw:text-style-name="P3" draw:layer="layout" svg:width="15.619cm" svg:height="0.501cm" svg:x="2.54cm" svg:y="5.805cm">
          <draw:text-box>
            <text:p text:style-name="P2"><text:span text:style-name="T7">citations. Have a study buddy to test you till you know the answers </text:span></text:p>
          </draw:text-box>
        </draw:frame>
        <draw:frame draw:style-name="gr2" draw:text-style-name="P3" draw:layer="layout" svg:width="6.763cm" svg:height="0.501cm" svg:x="2.54cm" svg:y="6.3cm">
          <draw:text-box>
            <text:p text:style-name="P2"><text:span text:style-name="T7">fluently. Study with a group. </text:span></text:p>
          </draw:text-box>
        </draw:frame>
        <draw:frame draw:style-name="gr2" draw:text-style-name="P3" draw:layer="layout" svg:width="0.422cm" svg:height="0.501cm" svg:x="2.54cm" svg:y="6.79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957cm" svg:height="0.475cm" svg:x="2.54cm" svg:y="7.3cm">
          <draw:text-box>
            <text:p text:style-name="P2"><text:span text:style-name="T8">1) What and where does the Almighty say to Ephraim should be done to him in </text:span></text:p>
          </draw:text-box>
        </draw:frame>
        <draw:polygon draw:style-name="gr1" draw:text-style-name="P1" draw:layer="layout" svg:width="0.554cm" svg:height="0.5cm" svg:x="2.54cm" svg:y="7.763cm" svg:viewBox="0 0 555 501" draw:points="0,501 555,501 555,0 0,0">
          <text:p/>
        </draw:polygon>
        <draw:frame draw:style-name="gr6" draw:text-style-name="P10" draw:layer="layout" svg:width="0.494cm" svg:height="0.556cm" svg:x="18.462cm" svg:y="7.235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561cm" svg:height="0.556cm" svg:x="2.54cm" svg:y="7.722cm">
          <draw:text-box>
            <text:p text:style-name="P2"><text:span text:style-name="T9"><text:s text:c="4"/></text:span></text:p>
          </draw:text-box>
        </draw:frame>
        <draw:frame draw:style-name="gr2" draw:text-style-name="P3" draw:layer="layout" svg:width="12.812cm" svg:height="0.475cm" svg:x="3.095cm" svg:y="7.787cm">
          <draw:text-box>
            <text:p text:style-name="P2"><text:span text:style-name="T8">their exile because he is “entwined with and wedded” to idols? </text:span></text:p>
          </draw:text-box>
        </draw:frame>
        <draw:frame draw:style-name="gr6" draw:text-style-name="P10" draw:layer="layout" svg:width="0.494cm" svg:height="0.556cm" svg:x="15.867cm" svg:y="7.72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422cm" svg:height="0.475cm" svg:x="16.002cm" svg:y="7.787cm">
          <draw:text-box>
            <text:p text:style-name="P2"><text:span text:style-name="T8"><text:s/></text:span></text:p>
          </draw:text-box>
        </draw:frame>
        <draw:frame draw:style-name="gr6" draw:text-style-name="P10" draw:layer="layout" svg:width="0.494cm" svg:height="0.556cm" svg:x="2.54cm" svg:y="8.277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8.844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9.355cm" svg:height="0.585cm" svg:x="2.54cm" svg:y="9.956cm" svg:viewBox="0 0 9356 586" draw:points="0,586 9356,586 9356,0 0,0">
          <text:p/>
        </draw:polygon>
        <draw:frame draw:style-name="gr6" draw:text-style-name="P10" draw:layer="layout" svg:width="0.494cm" svg:height="0.556cm" svg:x="2.54cm" svg:y="9.411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9.527cm" svg:height="0.556cm" svg:x="2.54cm" svg:y="9.983cm">
          <draw:text-box>
            <text:p text:style-name="P2"><text:span text:style-name="T9">2) <text:s/>What does this state do to his heart? </text:span></text:p>
          </draw:text-box>
        </draw:frame>
        <draw:frame draw:style-name="gr6" draw:text-style-name="P10" draw:layer="layout" svg:width="0.494cm" svg:height="0.556cm" svg:x="2.54cm" svg:y="10.55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11.117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15.396cm" svg:height="0.585cm" svg:x="2.54cm" svg:y="12.225cm" svg:viewBox="0 0 15397 586" draw:points="0,586 15397,586 15397,0 0,0">
          <text:p/>
        </draw:polygon>
        <draw:frame draw:style-name="gr6" draw:text-style-name="P10" draw:layer="layout" svg:width="0.494cm" svg:height="0.556cm" svg:x="2.54cm" svg:y="11.684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15.585cm" svg:height="0.556cm" svg:x="2.54cm" svg:y="12.252cm">
          <draw:text-box>
            <text:p text:style-name="P2"><text:span text:style-name="T9">3) <text:s/>What kind of “trangression did this state make Ephraim to do? </text:span></text:p>
          </draw:text-box>
        </draw:frame>
        <draw:frame draw:style-name="gr6" draw:text-style-name="P10" draw:layer="layout" svg:width="0.494cm" svg:height="0.556cm" svg:x="2.54cm" svg:y="12.819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13.391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16.497cm" svg:height="0.584cm" svg:x="2.54cm" svg:y="14.499cm" svg:viewBox="0 0 16498 585" draw:points="0,585 16498,585 16498,0 0,0">
          <text:p/>
        </draw:polygon>
        <draw:frame draw:style-name="gr6" draw:text-style-name="P10" draw:layer="layout" svg:width="0.494cm" svg:height="0.556cm" svg:x="2.54cm" svg:y="13.958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16.69cm" svg:height="0.556cm" svg:x="2.54cm" svg:y="14.525cm">
          <draw:text-box>
            <text:p text:style-name="P2"><text:span text:style-name="T9">4) <text:s/>What was the old excuse the Ten Tribes gave Elijah on Mt. Carmel? </text:span></text:p>
          </draw:text-box>
        </draw:frame>
        <draw:frame draw:style-name="gr6" draw:text-style-name="P10" draw:layer="layout" svg:width="0.494cm" svg:height="0.556cm" svg:x="2.54cm" svg:y="15.092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15.659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16.227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16.302cm" svg:height="0.584cm" svg:x="2.54cm" svg:y="17.339cm" svg:viewBox="0 0 16303 585" draw:points="0,585 16303,585 16303,0 0,0">
          <text:p/>
        </draw:polygon>
        <draw:frame draw:style-name="gr6" draw:text-style-name="P10" draw:layer="layout" svg:width="0.494cm" svg:height="0.556cm" svg:x="2.54cm" svg:y="16.794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8.504cm" svg:height="0.584cm" svg:x="2.54cm" svg:y="17.907cm" svg:viewBox="0 0 8505 585" draw:points="0,585 8505,585 8505,0 0,0">
          <text:p/>
        </draw:polygon>
        <draw:frame draw:style-name="gr6" draw:text-style-name="P10" draw:layer="layout" svg:width="16.639cm" svg:height="0.556cm" svg:x="2.54cm" svg:y="17.366cm">
          <draw:text-box>
            <text:p text:style-name="P2"><text:span text:style-name="T9">5) What will the new excuse be in the “latter day” confrontation of the <text:s/></text:span></text:p>
          </draw:text-box>
        </draw:frame>
        <draw:frame draw:style-name="gr6" draw:text-style-name="P10" draw:layer="layout" svg:width="8.681cm" svg:height="0.556cm" svg:x="2.54cm" svg:y="17.933cm">
          <draw:text-box>
            <text:p text:style-name="P2"><text:span text:style-name="T9"><text:s text:c="4"/></text:span><text:span text:style-name="T9">Ten Tribes by the Work of Eliyah? </text:span></text:p>
          </draw:text-box>
        </draw:frame>
        <draw:frame draw:style-name="gr6" draw:text-style-name="P10" draw:layer="layout" svg:width="0.494cm" svg:height="0.556cm" svg:x="2.54cm" svg:y="18.5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19.067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15.972cm" svg:height="0.584cm" svg:x="2.54cm" svg:y="20.176cm" svg:viewBox="0 0 15973 585" draw:points="0,585 15973,585 15973,0 0,0">
          <text:p/>
        </draw:polygon>
        <draw:frame draw:style-name="gr6" draw:text-style-name="P10" draw:layer="layout" svg:width="0.494cm" svg:height="0.556cm" svg:x="2.54cm" svg:y="19.634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16.169cm" svg:height="0.556cm" svg:x="2.54cm" svg:y="20.202cm">
          <draw:text-box>
            <text:p text:style-name="P2"><text:span text:style-name="T9">6) What does the God of Israel tell the Ten Tribes who the Savior is? </text:span></text:p>
          </draw:text-box>
        </draw:frame>
        <draw:frame draw:style-name="gr6" draw:text-style-name="P10" draw:layer="layout" svg:width="0.494cm" svg:height="0.556cm" svg:x="2.54cm" svg:y="20.773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21.341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16.332cm" svg:height="0.584cm" svg:x="2.54cm" svg:y="22.449cm" svg:viewBox="0 0 16333 585" draw:points="0,585 16333,585 16333,0 0,0">
          <text:p/>
        </draw:polygon>
        <draw:frame draw:style-name="gr6" draw:text-style-name="P10" draw:layer="layout" svg:width="0.494cm" svg:height="0.556cm" svg:x="2.54cm" svg:y="21.908cm">
          <draw:text-box>
            <text:p text:style-name="P2"><text:span text:style-name="T9"><text:s/></text:span></text:p>
          </draw:text-box>
        </draw:frame>
        <draw:polygon draw:style-name="gr1" draw:text-style-name="P1" draw:layer="layout" svg:width="9.084cm" svg:height="0.584cm" svg:x="2.54cm" svg:y="23.016cm" svg:viewBox="0 0 9085 585" draw:points="0,585 9085,585 9085,0 0,0">
          <text:p/>
        </draw:polygon>
        <draw:frame draw:style-name="gr6" draw:text-style-name="P10" draw:layer="layout" svg:width="16.647cm" svg:height="0.556cm" svg:x="2.54cm" svg:y="22.475cm">
          <draw:text-box>
            <text:p text:style-name="P2"><text:span text:style-name="T9">7) The “wood” of which false god, who cannot save do the Ten Tribes <text:s/></text:span></text:p>
          </draw:text-box>
        </draw:frame>
        <draw:frame draw:style-name="gr6" draw:text-style-name="P10" draw:layer="layout" svg:width="9.413cm" svg:height="0.556cm" svg:x="2.54cm" svg:y="23.043cm">
          <draw:text-box>
            <text:p text:style-name="P2"><text:span text:style-name="T9"><text:s text:c="4"/></text:span><text:span text:style-name="T9">carry as a symbol in the latter days? <text:s/></text:span></text:p>
          </draw:text-box>
        </draw:frame>
        <draw:frame draw:style-name="gr6" draw:text-style-name="P10" draw:layer="layout" svg:width="0.494cm" svg:height="0.556cm" svg:x="2.54cm" svg:y="23.61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0.494cm" svg:height="0.556cm" svg:x="2.54cm" svg:y="24.177cm">
          <draw:text-box>
            <text:p text:style-name="P2"><text:span text:style-name="T9"><text:s/></text:span></text:p>
          </draw:text-box>
        </draw:frame>
        <draw:polygon draw:style-name="gr7" draw:text-style-name="P11" draw:layer="layout" svg:width="0.212cm" svg:height="0.212cm" svg:x="0.846cm" svg:y="0.846cm" svg:viewBox="0 0 213 213" draw:points="0,213 213,213 213,0 0,0">
          <text:p/>
        </draw:polygon>
        <draw:polygon draw:style-name="gr7" draw:text-style-name="P11" draw:layer="layout" svg:width="0.212cm" svg:height="0.212cm" svg:x="0.846cm" svg:y="0.846cm" svg:viewBox="0 0 213 213" draw:points="0,213 213,213 213,0 0,0">
          <text:p/>
        </draw:polygon>
        <draw:polygon draw:style-name="gr7" draw:text-style-name="P11" draw:layer="layout" svg:width="19.473cm" svg:height="0.212cm" svg:x="1.058cm" svg:y="0.846cm" svg:viewBox="0 0 19474 213" draw:points="0,213 19474,213 19474,0 0,0">
          <text:p/>
        </draw:polygon>
        <draw:polygon draw:style-name="gr7" draw:text-style-name="P11" draw:layer="layout" svg:width="0.212cm" svg:height="0.212cm" svg:x="20.531cm" svg:y="0.846cm" svg:viewBox="0 0 213 213" draw:points="0,213 213,213 213,0 0,0">
          <text:p/>
        </draw:polygon>
        <draw:polygon draw:style-name="gr7" draw:text-style-name="P11" draw:layer="layout" svg:width="0.212cm" svg:height="0.212cm" svg:x="20.531cm" svg:y="0.846cm" svg:viewBox="0 0 213 213" draw:points="0,213 213,213 213,0 0,0">
          <text:p/>
        </draw:polygon>
        <draw:polygon draw:style-name="gr7" draw:text-style-name="P11" draw:layer="layout" svg:width="0.212cm" svg:height="25.823cm" svg:x="0.846cm" svg:y="1.058cm" svg:viewBox="0 0 213 25824" draw:points="0,25824 213,25824 213,0 0,0">
          <text:p/>
        </draw:polygon>
        <draw:polygon draw:style-name="gr7" draw:text-style-name="P11" draw:layer="layout" svg:width="0.212cm" svg:height="25.823cm" svg:x="20.531cm" svg:y="1.058cm" svg:viewBox="0 0 213 25824" draw:points="0,25824 213,25824 213,0 0,0">
          <text:p/>
        </draw:polygon>
        <draw:polygon draw:style-name="gr7" draw:text-style-name="P11" draw:layer="layout" svg:width="0.212cm" svg:height="0.212cm" svg:x="0.846cm" svg:y="26.881cm" svg:viewBox="0 0 213 213" draw:points="0,213 213,213 213,0 0,0">
          <text:p/>
        </draw:polygon>
        <draw:polygon draw:style-name="gr7" draw:text-style-name="P11" draw:layer="layout" svg:width="0.212cm" svg:height="0.212cm" svg:x="0.846cm" svg:y="26.881cm" svg:viewBox="0 0 213 213" draw:points="0,213 213,213 213,0 0,0">
          <text:p/>
        </draw:polygon>
        <draw:polygon draw:style-name="gr7" draw:text-style-name="P11" draw:layer="layout" svg:width="19.473cm" svg:height="0.212cm" svg:x="1.058cm" svg:y="26.881cm" svg:viewBox="0 0 19474 213" draw:points="0,213 19474,213 19474,0 0,0">
          <text:p/>
        </draw:polygon>
        <draw:polygon draw:style-name="gr7" draw:text-style-name="P11" draw:layer="layout" svg:width="0.212cm" svg:height="0.212cm" svg:x="20.531cm" svg:y="26.881cm" svg:viewBox="0 0 213 213" draw:points="0,213 213,213 213,0 0,0">
          <text:p/>
        </draw:polygon>
        <draw:polygon draw:style-name="gr7" draw:text-style-name="P11" draw:layer="layout" svg:width="0.212cm" svg:height="0.212cm" svg:x="20.531cm" svg:y="26.881cm" svg:viewBox="0 0 213 213" draw:points="0,213 213,213 213,0 0,0">
          <text:p/>
        </draw:polygon>
        <draw:frame draw:style-name="gr6" draw:text-style-name="P10" draw:layer="layout" svg:width="0.494cm" svg:height="0.556cm" svg:x="2.54cm" svg:y="24.749cm">
          <draw:text-box>
            <text:p text:style-name="P2"><text:span text:style-name="T9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167cm" svg:height="0.584cm" svg:x="2.54cm" svg:y="2.142cm" svg:viewBox="0 0 16168 585" draw:points="0,585 16168,585 16168,0 0,0">
          <text:p/>
        </draw:polygon>
        <draw:polygon draw:style-name="gr1" draw:text-style-name="P1" draw:layer="layout" svg:width="15.18cm" svg:height="0.584cm" svg:x="2.54cm" svg:y="2.709cm" svg:viewBox="0 0 15181 585" draw:points="0,585 15181,585 15181,0 0,0">
          <text:p/>
        </draw:polygon>
        <draw:frame draw:style-name="gr6" draw:text-style-name="P10" draw:layer="layout" svg:width="16.504cm" svg:height="0.556cm" svg:x="2.54cm" svg:y="2.168cm">
          <draw:text-box>
            <text:p text:style-name="P2"><text:span text:style-name="T9">8) Which event was a parable preserved in the Christian writings that <text:s/></text:span></text:p>
          </draw:text-box>
        </draw:frame>
        <draw:polygon draw:style-name="gr1" draw:text-style-name="P1" draw:layer="layout" svg:width="2.332cm" svg:height="0.584cm" svg:x="2.54cm" svg:y="3.276cm" svg:viewBox="0 0 2333 585" draw:points="0,585 2333,585 2333,0 0,0">
          <text:p/>
        </draw:polygon>
        <draw:frame draw:style-name="gr6" draw:text-style-name="P10" draw:layer="layout" svg:width="16.766cm" svg:height="0.556cm" svg:x="2.54cm" svg:y="2.735cm">
          <draw:text-box>
            <text:p text:style-name="P2"><text:span text:style-name="T9"><text:s text:c="4"/></text:span><text:span text:style-name="T9">gives an analogy <text:s/>of the history of the faithlessness of the Ten <text:s text:c="10"/></text:span></text:p>
          </draw:text-box>
        </draw:frame>
        <draw:frame draw:style-name="gr6" draw:text-style-name="P10" draw:layer="layout" svg:width="2.767cm" svg:height="0.556cm" svg:x="2.54cm" svg:y="3.302cm">
          <draw:text-box>
            <text:p text:style-name="P2"><text:span text:style-name="T9"><text:s text:c="4"/></text:span><text:span text:style-name="T9">Tribes? <text:s text:c="2"/></text:span></text:p>
          </draw:text-box>
        </draw:frame>
        <draw:polygon draw:style-name="gr1" draw:text-style-name="P1" draw:layer="layout" svg:width="6.612cm" svg:height="0.584cm" svg:x="2.54cm" svg:y="4.415cm" svg:viewBox="0 0 6613 585" draw:points="0,585 6613,585 6613,0 0,0">
          <text:p/>
        </draw:polygon>
        <draw:frame draw:style-name="gr6" draw:text-style-name="P10" draw:layer="layout" svg:width="0.494cm" svg:height="0.556cm" svg:x="2.54cm" svg:y="3.87cm">
          <draw:text-box>
            <text:p text:style-name="P2"><text:span text:style-name="T9"><text:s/></text:span></text:p>
          </draw:text-box>
        </draw:frame>
        <draw:frame draw:style-name="gr6" draw:text-style-name="P10" draw:layer="layout" svg:width="6.771cm" svg:height="0.556cm" svg:x="2.54cm" svg:y="4.441cm">
          <draw:text-box>
            <text:p text:style-name="P2"><text:span text:style-name="T9">9) Write your thoughts here: </text:span></text:p>
          </draw:text-box>
        </draw:frame>
        <draw:frame draw:style-name="gr2" draw:text-style-name="P3" draw:layer="layout" svg:width="0.422cm" svg:height="0.475cm" svg:x="9.288cm" svg:y="4.50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5.00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5.493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5.98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6.46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6.953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7.44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7.927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8.414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8.901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9.387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9.874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0.361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0.848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1.335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1.822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2.308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2.795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3.282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3.769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4.25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4.743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5.229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5.71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6.203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422cm" svg:height="0.475cm" svg:x="2.54cm" svg:y="16.69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0.422cm" svg:height="0.475cm" svg:x="2.54cm" svg:y="17.177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0.422cm" svg:height="0.475cm" svg:x="2.54cm" svg:y="17.664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0.422cm" svg:height="0.475cm" svg:x="2.54cm" svg:y="18.15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0.422cm" svg:height="0.475cm" svg:x="2.54cm" svg:y="18.637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0.422cm" svg:height="0.475cm" svg:x="2.54cm" svg:y="19.12cm">
          <draw:text-box>
            <text:p text:style-name="P2"><text:span text:style-name="T11"><text:s/></text:span></text:p>
          </draw:text-box>
        </draw:frame>
        <draw:frame draw:style-name="gr2" draw:text-style-name="P3" draw:layer="layout" svg:width="10.653cm" svg:height="0.475cm" svg:x="2.54cm" svg:y="19.607cm">
          <draw:text-box>
            <text:p text:style-name="P2"><text:span text:style-name="T11">H</text:span><text:span text:style-name="T11">o</text:span><text:span text:style-name="T11">w</text:span><text:span text:style-name="T11"> </text:span><text:span text:style-name="T11">t</text:span><text:span text:style-name="T11">o</text:span><text:span text:style-name="T11"> </text:span><text:span text:style-name="T11">s</text:span><text:span text:style-name="T11">t</text:span><text:span text:style-name="T11">u</text:span><text:span text:style-name="T11">d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r</text:span><text:span text:style-name="T11">e</text:span><text:span text:style-name="T11">t</text:span><text:span text:style-name="T11">a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t</text:span><text:span text:style-name="T11">s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l</text:span><text:span text:style-name="T11">e</text:span><text:span text:style-name="T11">s</text:span><text:span text:style-name="T11">s</text:span><text:span text:style-name="T11">o</text:span><text:span text:style-name="T11">n</text:span><text:span text:style-name="T12">: </text:span><text:span text:style-name="T12"><text:s/></text:span></text:p>
          </draw:text-box>
        </draw:frame>
        <draw:frame draw:style-name="gr2" draw:text-style-name="P3" draw:layer="layout" svg:width="15.67cm" svg:height="0.475cm" svg:x="2.54cm" svg:y="20.094cm">
          <draw:text-box>
            <text:p text:style-name="P2"><text:span text:style-name="T10">T</text:span><text:span text:style-name="T10">h</text:span><text:span text:style-name="T10">a</text:span><text:span text:style-name="T10">n</text:span><text:span text:style-name="T10">k</text:span><text:span text:style-name="T10"> </text:span><text:span text:style-name="T10">G</text:span><text:span text:style-name="T10">o</text:span><text:span text:style-name="T10">d</text:span><text:span text:style-name="T10"> </text:span><text:span text:style-name="T10">f</text:span><text:span text:style-name="T10">o</text:span><text:span text:style-name="T10">r </text:span><text:span text:style-name="T10">w</text:span><text:span text:style-name="T10">h</text:span><text:span text:style-name="T10">a</text:span><text:span text:style-name="T10">t </text:span><text:span text:style-name="T10">y</text:span><text:span text:style-name="T10">o</text:span><text:span text:style-name="T10">u</text:span><text:span text:style-name="T10">r </text:span><text:span text:style-name="T10">l</text:span><text:span text:style-name="T10">e</text:span><text:span text:style-name="T10">a</text:span><text:span text:style-name="T10">r</text:span><text:span text:style-name="T10">n</text:span><text:span text:style-name="T10">e</text:span><text:span text:style-name="T10">d</text:span><text:span text:style-name="T10"> <text:s/></text:span><text:span text:style-name="T10">a</text:span><text:span text:style-name="T10">n</text:span><text:span text:style-name="T10">d</text:span><text:span text:style-name="T10"> </text:span><text:span text:style-name="T10">a</text:span><text:span text:style-name="T10">s</text:span><text:span text:style-name="T10">k</text:span><text:span text:style-name="T10"> </text:span><text:span text:style-name="T10">f</text:span><text:span text:style-name="T10">o</text:span><text:span text:style-name="T10">r </text:span><text:span text:style-name="T10">y</text:span><text:span text:style-name="T10">o</text:span><text:span text:style-name="T10">u</text:span><text:span text:style-name="T10">r</text:span><text:span text:style-name="T10">s</text:span><text:span text:style-name="T10">e</text:span><text:span text:style-name="T10">l</text:span><text:span text:style-name="T10">f </text:span><text:span text:style-name="T10">a</text:span><text:span text:style-name="T10">n</text:span><text:span text:style-name="T10">d</text:span><text:span text:style-name="T10"> </text:span><text:span text:style-name="T10">a</text:span><text:span text:style-name="T10">l</text:span><text:span text:style-name="T10">l </text:span><text:span text:style-name="T10">o</text:span><text:span text:style-name="T10">t</text:span><text:span text:style-name="T10">h</text:span><text:span text:style-name="T10">e</text:span><text:span text:style-name="T10">r</text:span><text:span text:style-name="T10">s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r</text:span><text:span text:style-name="T10">n</text:span><text:span text:style-name="T10">e</text:span><text:span text:style-name="T10">d</text:span><text:span text:style-name="T10"> </text:span><text:span text:style-name="T10">f</text:span><text:span text:style-name="T10">o</text:span><text:span text:style-name="T10">r </text:span></text:p>
          </draw:text-box>
        </draw:frame>
        <draw:frame draw:style-name="gr2" draw:text-style-name="P3" draw:layer="layout" svg:width="4.553cm" svg:height="0.475cm" svg:x="2.54cm" svg:y="20.58cm">
          <draw:text-box>
            <text:p text:style-name="P2"><text:span text:style-name="T10">His help in this </text:span><text:span text:style-name="T10">mission. </text:span></text:p>
          </draw:text-box>
        </draw:frame>
        <draw:frame draw:style-name="gr2" draw:text-style-name="P3" draw:layer="layout" svg:width="6.64cm" svg:height="0.475cm" svg:x="2.54cm" svg:y="21.067cm">
          <draw:text-box>
            <text:p text:style-name="P2"><text:span text:style-name="T10">Study with a </text:span><text:span text:style-name="T10">buddy or small </text:span><text:span text:style-name="T10">group. </text:span></text:p>
          </draw:text-box>
        </draw:frame>
        <draw:frame draw:style-name="gr2" draw:text-style-name="P3" draw:layer="layout" svg:width="15.677cm" svg:height="0.475cm" svg:x="2.54cm" svg:y="21.554cm">
          <draw:text-box>
            <text:p text:style-name="P2"><text:span text:style-name="T10">G</text:span><text:span text:style-name="T10">o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8">s</text:span><text:span text:style-name="T8">t</text:span><text:span text:style-name="T8">u</text:span><text:span text:style-name="T8">d</text:span><text:span text:style-name="T8">y</text:span><text:span text:style-name="T8"> </text:span><text:span text:style-name="T8">p</text:span><text:span text:style-name="T8">a</text:span><text:span text:style-name="T8">g</text:span><text:span text:style-name="T8">e</text:span><text:span text:style-name="T10"> </text:span><text:span text:style-name="T10">o</text:span><text:span text:style-name="T10">f </text:span><text:span text:style-name="T10">t</text:span><text:span text:style-name="T10">h</text:span><text:span text:style-name="T10">i</text:span><text:span text:style-name="T10">s</text:span><text:span text:style-name="T10"> </text:span><text:span text:style-name="T10">l</text:span><text:span text:style-name="T10">e</text:span><text:span text:style-name="T10">s</text:span><text:span text:style-name="T10">s</text:span><text:span text:style-name="T10">o</text:span><text:span text:style-name="T10">n</text:span><text:span text:style-name="T10">, </text:span><text:span text:style-name="T10">p</text:span><text:span text:style-name="T10">r</text:span><text:span text:style-name="T10">i</text:span><text:span text:style-name="T10">n</text:span><text:span text:style-name="T10">t </text:span><text:span text:style-name="T10">o</text:span><text:span text:style-name="T10">u</text:span><text:span text:style-name="T10">t </text:span><text:span text:style-name="T10">t</text:span><text:span text:style-name="T10">h</text:span><text:span text:style-name="T10">e</text:span><text:span text:style-name="T10"> </text:span><text:span text:style-name="T10">p</text:span><text:span text:style-name="T10">a</text:span><text:span text:style-name="T10">g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w</text:span><text:span text:style-name="T10">r</text:span><text:span text:style-name="T10">i</text:span><text:span text:style-name="T10">t</text:span><text:span text:style-name="T10">e</text:span><text:span text:style-name="T10"> </text:span><text:span text:style-name="T10">d</text:span><text:span text:style-name="T10">o</text:span><text:span text:style-name="T10">w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3" draw:layer="layout" svg:width="13.202cm" svg:height="0.475cm" svg:x="2.54cm" svg:y="22.041cm">
          <draw:text-box>
            <text:p text:style-name="P2"><text:span text:style-name="T10">answers to the questions from memory without looking at this lesson. <text:s/></text:span></text:p>
          </draw:text-box>
        </draw:frame>
        <draw:frame draw:style-name="gr2" draw:text-style-name="P3" draw:layer="layout" svg:width="15.623cm" svg:height="0.475cm" svg:x="2.54cm" svg:y="22.528cm">
          <draw:text-box>
            <text:p text:style-name="P2"><text:span text:style-name="T10">R</text:span><text:span text:style-name="T10">e</text:span><text:span text:style-name="T10">v</text:span><text:span text:style-name="T10">i</text:span><text:span text:style-name="T10">e</text:span><text:span text:style-name="T10">w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l</text:span><text:span text:style-name="T10">e</text:span><text:span text:style-name="T10">s</text:span><text:span text:style-name="T10">s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c</text:span><text:span text:style-name="T10">o</text:span><text:span text:style-name="T10">r</text:span><text:span text:style-name="T10">r</text:span><text:span text:style-name="T10">e</text:span><text:span text:style-name="T10">c</text:span><text:span text:style-name="T10">t </text:span><text:span text:style-name="T10">y</text:span><text:span text:style-name="T10">o</text:span><text:span text:style-name="T10">u</text:span><text:span text:style-name="T10">r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s</text:span><text:span text:style-name="T10">. </text:span><text:span text:style-name="T10">M</text:span><text:span text:style-name="T10">a</text:span><text:span text:style-name="T10">k</text:span><text:span text:style-name="T10">e</text:span><text:span text:style-name="T10"> </text:span><text:span text:style-name="T10">c</text:span><text:span text:style-name="T10">r</text:span><text:span text:style-name="T10">o</text:span><text:span text:style-name="T10">s</text:span><text:span text:style-name="T10">s</text:span><text:span text:style-name="T10"> </text:span><text:span text:style-name="T10">r</text:span><text:span text:style-name="T10">e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y</text:span><text:span text:style-name="T10">o</text:span><text:span text:style-name="T10">u</text:span><text:span text:style-name="T10">r </text:span><text:span text:style-name="T10">B</text:span><text:span text:style-name="T10">i</text:span><text:span text:style-name="T10">b</text:span><text:span text:style-name="T10">l</text:span><text:span text:style-name="T10">e</text:span><text:span text:style-name="T10">. </text:span></text:p>
          </draw:text-box>
        </draw:frame>
        <draw:frame draw:style-name="gr2" draw:text-style-name="P3" draw:layer="layout" svg:width="14.768cm" svg:height="0.475cm" svg:x="2.54cm" svg:y="23.015cm">
          <draw:text-box>
            <text:p text:style-name="P2"><text:span text:style-name="T10">H</text:span><text:span text:style-name="T10">a</text:span><text:span text:style-name="T10">v</text:span><text:span text:style-name="T10">e</text:span><text:span text:style-name="T10"> </text:span><text:span text:style-name="T10">s</text:span><text:span text:style-name="T10">o</text:span><text:span text:style-name="T10">m</text:span><text:span text:style-name="T10">e</text:span><text:span text:style-name="T10">o</text:span><text:span text:style-name="T10">n</text:span><text:span text:style-name="T10">e</text:span><text:span text:style-name="T10"> </text:span><text:span text:style-name="T10">t</text:span><text:span text:style-name="T10">o</text:span><text:span text:style-name="T10"> </text:span><text:span text:style-name="T10">a</text:span><text:span text:style-name="T10">s</text:span><text:span text:style-name="T10">k</text:span><text:span text:style-name="T10"> </text:span><text:span text:style-name="T10">y</text:span><text:span text:style-name="T10">o</text:span><text:span text:style-name="T10">u</text:span><text:span text:style-name="T10"> </text:span><text:span text:style-name="T10">t</text:span><text:span text:style-name="T10">h</text:span><text:span text:style-name="T10">e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e</text:span><text:span text:style-name="T10">l</text:span><text:span text:style-name="T10">l </text:span><text:span text:style-name="T10">h</text:span><text:span text:style-name="T10">i</text:span><text:span text:style-name="T10">m</text:span><text:span text:style-name="T10">/</text:span><text:span text:style-name="T10">h</text:span><text:span text:style-name="T10">e</text:span><text:span text:style-name="T10">r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r</text:span><text:span text:style-name="T10">r</text:span><text:span text:style-name="T10">e</text:span><text:span text:style-name="T10">c</text:span><text:span text:style-name="T10">t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s</text:span><text:span text:style-name="T10">. </text:span><text:span text:style-name="T10"><text:s/></text:span></text:p>
          </draw:text-box>
        </draw:frame>
        <draw:frame draw:style-name="gr2" draw:text-style-name="P3" draw:layer="layout" svg:width="15.636cm" svg:height="0.475cm" svg:x="2.54cm" svg:y="23.501cm">
          <draw:text-box>
            <text:p text:style-name="P2"><text:span text:style-name="T10">P</text:span><text:span text:style-name="T10">r</text:span><text:span text:style-name="T10">a</text:span><text:span text:style-name="T10">c</text:span><text:span text:style-name="T10">t</text:span><text:span text:style-name="T10">i</text:span><text:span text:style-name="T10">c</text:span><text:span text:style-name="T10">e</text:span><text:span text:style-name="T10"> </text:span><text:span text:style-name="T10">t</text:span><text:span text:style-name="T10">i</text:span><text:span text:style-name="T10">l</text:span><text:span text:style-name="T10">l </text:span><text:span text:style-name="T10">y</text:span><text:span text:style-name="T10">o</text:span><text:span text:style-name="T10">u</text:span><text:span text:style-name="T10"> </text:span><text:span text:style-name="T10">k</text:span><text:span text:style-name="T10">n</text:span><text:span text:style-name="T10">o</text:span><text:span text:style-name="T10">w</text:span><text:span text:style-name="T10"> </text:span><text:span text:style-name="T10">a</text:span><text:span text:style-name="T10">l</text:span><text:span text:style-name="T10">l </text:span><text:span text:style-name="T10">t</text:span><text:span text:style-name="T10">h</text:span><text:span text:style-name="T10">e</text:span><text:span text:style-name="T10">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i</text:span><text:span text:style-name="T10">s</text:span><text:span text:style-name="T10"> </text:span><text:span text:style-name="T10">l</text:span><text:span text:style-name="T10">e</text:span><text:span text:style-name="T10">s</text:span><text:span text:style-name="T10">s</text:span><text:span text:style-name="T10">o</text:span><text:span text:style-name="T10">n</text:span><text:span text:style-name="T10"> </text:span><text:span text:style-name="T10">b</text:span><text:span text:style-name="T10">y</text:span><text:span text:style-name="T10"> </text:span><text:span text:style-name="T10">h</text:span><text:span text:style-name="T10">e</text:span><text:span text:style-name="T10">a</text:span><text:span text:style-name="T10">r</text:span><text:span text:style-name="T10">t</text:span><text:span text:style-name="T10">. </text:span><text:span text:style-name="T10">Y</text:span><text:span text:style-name="T10">o</text:span><text:span text:style-name="T10">u</text:span><text:span text:style-name="T10"> </text:span><text:span text:style-name="T10">w</text:span><text:span text:style-name="T10">i</text:span><text:span text:style-name="T10">l</text:span><text:span text:style-name="T10">l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k</text:span><text:span text:style-name="T10">n</text:span><text:span text:style-name="T10">o</text:span><text:span text:style-name="T10">w</text:span><text:span text:style-name="T10"> </text:span></text:p>
          </draw:text-box>
        </draw:frame>
        <draw:frame draw:style-name="gr2" draw:text-style-name="P3" draw:layer="layout" svg:width="15.174cm" svg:height="0.475cm" svg:x="2.54cm" svg:y="23.988cm">
          <draw:text-box>
            <text:p text:style-name="P2"><text:span text:style-name="T10">all of them to act accordingly, and to give them to </text:span><text:span text:style-name="T10">others who will be sent to you. </text:span></text:p>
          </draw:text-box>
        </draw:frame>
        <draw:frame draw:style-name="gr2" draw:text-style-name="P3" draw:layer="layout" svg:width="0.422cm" svg:height="0.475cm" svg:x="2.54cm" svg:y="24.475cm">
          <draw:text-box>
            <text:p text:style-name="P2"><text:span text:style-name="T10"><text:s/></text:span></text:p>
          </draw:text-box>
        </draw:frame>
        <draw:polygon draw:style-name="gr7" draw:text-style-name="P11" draw:layer="layout" svg:width="0.212cm" svg:height="0.212cm" svg:x="0.846cm" svg:y="0.846cm" svg:viewBox="0 0 213 213" draw:points="0,213 213,213 213,0 0,0">
          <text:p/>
        </draw:polygon>
        <draw:polygon draw:style-name="gr7" draw:text-style-name="P11" draw:layer="layout" svg:width="0.212cm" svg:height="0.212cm" svg:x="0.846cm" svg:y="0.846cm" svg:viewBox="0 0 213 213" draw:points="0,213 213,213 213,0 0,0">
          <text:p/>
        </draw:polygon>
        <draw:polygon draw:style-name="gr7" draw:text-style-name="P11" draw:layer="layout" svg:width="19.473cm" svg:height="0.212cm" svg:x="1.058cm" svg:y="0.846cm" svg:viewBox="0 0 19474 213" draw:points="0,213 19474,213 19474,0 0,0">
          <text:p/>
        </draw:polygon>
        <draw:polygon draw:style-name="gr7" draw:text-style-name="P11" draw:layer="layout" svg:width="0.212cm" svg:height="0.212cm" svg:x="20.531cm" svg:y="0.846cm" svg:viewBox="0 0 213 213" draw:points="0,213 213,213 213,0 0,0">
          <text:p/>
        </draw:polygon>
        <draw:polygon draw:style-name="gr7" draw:text-style-name="P11" draw:layer="layout" svg:width="0.212cm" svg:height="0.212cm" svg:x="20.531cm" svg:y="0.846cm" svg:viewBox="0 0 213 213" draw:points="0,213 213,213 213,0 0,0">
          <text:p/>
        </draw:polygon>
        <draw:polygon draw:style-name="gr7" draw:text-style-name="P11" draw:layer="layout" svg:width="0.212cm" svg:height="25.823cm" svg:x="0.846cm" svg:y="1.058cm" svg:viewBox="0 0 213 25824" draw:points="0,25824 213,25824 213,0 0,0">
          <text:p/>
        </draw:polygon>
        <draw:polygon draw:style-name="gr7" draw:text-style-name="P11" draw:layer="layout" svg:width="0.212cm" svg:height="25.823cm" svg:x="20.531cm" svg:y="1.058cm" svg:viewBox="0 0 213 25824" draw:points="0,25824 213,25824 213,0 0,0">
          <text:p/>
        </draw:polygon>
        <draw:polygon draw:style-name="gr7" draw:text-style-name="P11" draw:layer="layout" svg:width="0.212cm" svg:height="0.212cm" svg:x="0.846cm" svg:y="26.881cm" svg:viewBox="0 0 213 213" draw:points="0,213 213,213 213,0 0,0">
          <text:p/>
        </draw:polygon>
        <draw:polygon draw:style-name="gr7" draw:text-style-name="P11" draw:layer="layout" svg:width="0.212cm" svg:height="0.212cm" svg:x="0.846cm" svg:y="26.881cm" svg:viewBox="0 0 213 213" draw:points="0,213 213,213 213,0 0,0">
          <text:p/>
        </draw:polygon>
        <draw:polygon draw:style-name="gr7" draw:text-style-name="P11" draw:layer="layout" svg:width="19.473cm" svg:height="0.212cm" svg:x="1.058cm" svg:y="26.881cm" svg:viewBox="0 0 19474 213" draw:points="0,213 19474,213 19474,0 0,0">
          <text:p/>
        </draw:polygon>
        <draw:polygon draw:style-name="gr7" draw:text-style-name="P11" draw:layer="layout" svg:width="0.212cm" svg:height="0.212cm" svg:x="20.531cm" svg:y="26.881cm" svg:viewBox="0 0 213 213" draw:points="0,213 213,213 213,0 0,0">
          <text:p/>
        </draw:polygon>
        <draw:polygon draw:style-name="gr7" draw:text-style-name="P11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475cm" svg:x="17.204cm" svg:y="24.983cm">
          <draw:text-box>
            <text:p text:style-name="P2"><text:span text:style-name="T10"><text:s/></text:span></text:p>
          </draw:text-box>
        </draw:frame>
        <draw:frame draw:style-name="gr8" draw:text-style-name="P12" draw:layer="layout" svg:width="2.796cm" svg:height="0.459cm" svg:x="12.005cm" svg:y="25.201cm">
          <draw:text-box>
            <text:p><text:span text:style-name="T13"><text:a xlink:href="../../classes/class1.html" xlink:type="simple">LESSONS INDEX</text:a></text:span></text:p>
          </draw:text-box>
        </draw:frame>
        <draw:frame draw:style-name="gr8" draw:text-style-name="P12" draw:layer="layout" svg:width="3.981cm" svg:height="0.459cm" svg:x="5.12cm" svg:y="25.201cm">
          <draw:text-box>
            <text:p><text:span text:style-name="T13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burn" svg:font-family="Coburn"/>
    <style:font-face style:name="CopperplateGothic" svg:font-family="CopperplateGothic"/>
    <style:font-face style:name="Arial" svg:font-family="Arial" style:font-pitch="variable"/>
    <style:font-face style:name="Coburn1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7:38:27.585605695</dc:date>
    <meta:editing-duration>PT1M14S</meta:editing-duration>
    <meta:editing-cycles>1</meta:editing-cycles>
    <meta:document-statistic meta:object-count="136"/>
    <meta:generator>LibreOffice/6.4.4.2$Linux_X86_64 LibreOffice_project/40$Build-2</meta:generator>
  </office:meta>
</office:document-meta>
</file>